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1" style:family="table">
      <style:table-properties style:width="26.591cm" fo:margin-left="0cm" fo:margin-top="0cm" fo:margin-bottom="0cm" table:align="left" style:writing-mode="lr-tb"/>
    </style:style>
    <style:style style:name="Таблиця1.A" style:family="table-column">
      <style:table-column-properties style:column-width="7.624cm"/>
    </style:style>
    <style:style style:name="Таблиця1.B" style:family="table-column">
      <style:table-column-properties style:column-width="3.383cm"/>
    </style:style>
    <style:style style:name="Таблиця1.C" style:family="table-column">
      <style:table-column-properties style:column-width="15.584cm"/>
    </style:style>
    <style:style style:name="Таблиця1.1" style:family="table-row">
      <style:table-row-properties style:min-row-height="1.582cm"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4.232cm" fo:keep-together="auto"/>
    </style:style>
    <style:style style:name="Таблиця1.3" style:family="table-row">
      <style:table-row-properties style:min-row-height="4.255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1pt" fo:language="en" fo:country="GB" fo:font-weight="bold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1pt" fo:language="en" fo:country="GB" fo:font-weight="bold" officeooo:rsid="001fa0be" officeooo:paragraph-rsid="001fa0b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1pt" fo:language="en" fo:country="GB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20pt" fo:language="en" fo:country="GB" officeooo:rsid="001d9282" officeooo:paragraph-rsid="001d9282" style:font-name-asian="Calibri1" style:font-size-asian="17.5pt" style:language-asian="en" style:country-asian="US" style:font-name-complex="F" style:font-size-complex="2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8pt" fo:language="en" fo:country="GB" officeooo:rsid="001d9282" officeooo:paragraph-rsid="001d9282" style:font-name-asian="Calibri1" style:font-size-asian="15.75pt" style:language-asian="en" style:country-asian="US" style:font-name-complex="F" style:font-size-complex="18pt" style:language-complex="ar" style:country-complex="SA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weight="bold" style:font-weight-asian="bold" style:font-weight-complex="bold"/>
    </style:style>
    <style:style style:name="T3" style:family="text">
      <style:text-properties officeooo:rsid="001d9282"/>
    </style:style>
    <style:style style:name="T4" style:family="text">
      <style:text-properties officeooo:rsid="001e2771"/>
    </style:style>
    <style:style style:name="T5" style:family="text">
      <style:text-properties officeooo:rsid="001fa0be"/>
    </style:style>
    <style:style style:name="T6" style:family="text">
      <style:text-properties officeooo:rsid="00218b61"/>
    </style:style>
    <style:style style:name="T7" style:family="text">
      <style:text-properties officeooo:rsid="00221308"/>
    </style:style>
    <style:style style:name="T8" style:family="text">
      <style:text-properties officeooo:rsid="00239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1">Statement</text:p>
          </table:table-cell>
          <table:table-cell table:style-name="Таблиця1.A1" office:value-type="string">
            <text:p text:style-name="P1">Agree or Disagree?</text:p>
          </table:table-cell>
          <table:table-cell table:style-name="Таблиця1.A1" office:value-type="string">
            <text:p text:style-name="P1">Provide 3 Points to support your Opinion</text:p>
          </table:table-cell>
        </table:table-row>
        <table:table-row table:style-name="Таблиця1.2">
          <table:table-cell table:style-name="Таблиця1.A1" office:value-type="string">
            <text:p text:style-name="P3">There is no need for the modern feminist movement. Women have achieved equality already and their current demands are infringing on men's rights.</text:p>
            <text:p text:style-name="P3"/>
          </table:table-cell>
          <table:table-cell table:style-name="Таблиця1.A1" office:value-type="string">
            <text:p text:style-name="P4">Disagree</text:p>
          </table:table-cell>
          <table:table-cell table:style-name="Таблиця1.A1" office:value-type="string">
            <text:p text:style-name="P1">1. <text:s/><text:span text:style-name="T6">Some actives which opened for women not long ago get criticized by men, for example foodball, tenis, esport. People must understand this and stop presure to women .</text:span></text:p>
            <text:p text:style-name="P1"/>
            <text:p text:style-name="P1"/>
            <text:p text:style-name="P1">2. <text:span text:style-name="T7">Looking back we can see influence of feminism. If women now can style in same schools, colleges, universities. Choose be housewife or make career, to have a child or not, merry or not.</text:span></text:p>
            <text:p text:style-name="P1"/>
            <text:p text:style-name="P1"/>
            <text:p text:style-name="P1">3. <text:span text:style-name="T8">Continuation of feminism also good for men, equality between men and women and reduces the pressure of age-old stereotypes.</text:span></text:p>
            <text:p text:style-name="P1"/>
          </table:table-cell>
        </table:table-row>
        <table:table-row table:style-name="Таблиця1.3">
          <table:table-cell table:style-name="Таблиця1.A1" office:value-type="string">
            <text:p text:style-name="P3">Imprisoning animals in zoos is the worst form of cruel torture. Zoos should all be closed and their prisoners released back into their natural habitat.</text:p>
            <text:p text:style-name="P3"/>
          </table:table-cell>
          <table:table-cell table:style-name="Таблиця1.A1" office:value-type="string">
            <text:p text:style-name="P5">Agree</text:p>
          </table:table-cell>
          <table:table-cell table:style-name="Таблиця1.A1" office:value-type="string">
            <text:p text:style-name="P1">1. <text:span text:style-name="T5">A lot of animals must have big area to control, in small cages animals get stressed, and harmful for health. <text:s/></text:span></text:p>
            <text:p text:style-name="P1"/>
            <text:p text:style-name="P1"/>
            <text:p text:style-name="P2">2. Often small zoos even don’t have enough money to feed and care well animal.</text:p>
            <text:p text:style-name="P1"/>
            <text:p text:style-name="P1"/>
            <text:p text:style-name="P1">3. <text:s/><text:span text:style-name="T5">Modern model of zoos is outmoded, and for every kind of animal differect </text:span><text:span text:style-name="T6">aviary. </text:span></text:p>
            <text:p text:style-name="P1"/>
          </table:table-cell>
        </table:table-row>
        <table:table-row table:style-name="Таблиця1.3">
          <table:table-cell table:style-name="Таблиця1.A1" office:value-type="string">
            <text:p text:style-name="P3">Teenagers should be able to start school later in the day as it will help them to focus and achieve better GCSE results.</text:p>
            <text:p text:style-name="P3"/>
          </table:table-cell>
          <table:table-cell table:style-name="Таблиця1.A1" office:value-type="string">
            <text:p text:style-name="P5">Agree</text:p>
          </table:table-cell>
          <table:table-cell table:style-name="Таблиця1.A1" office:value-type="string">
            <text:p text:style-name="P1">1. <text:span text:style-name="T3">From experience in Ukrainian school where first lesson start at 9:05 and you can come 5-10 minutes before lesson. And this model its more simple and better for students than already been 40 minutes before school.</text:span></text:p>
            <text:p text:style-name="P1"/>
            <text:p text:style-name="P1"/>
            <text:p text:style-name="P1">2. <text:span text:style-name="T3">Extra 30 min, actually makes focus, </text:span><text:span text:style-name="T4">mood memory, </text:span><text:span text:style-name="T3">better </text:span><text:span text:style-name="T4">and less mistakes, foggy head</text:span><text:span text:style-name="T3">.</text:span></text:p>
            <text:p text:style-name="P1"/>
            <text:p text:style-name="P1"><text:soft-page-break/></text:p>
            <text:p text:style-name="P1">3. <text:span text:style-name="T4">For teen this 30 minutes really make a game, especially to a long perspective from a young age</text:span>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 Morrison</meta:initial-creator>
    <meta:editing-cycles>2</meta:editing-cycles>
    <meta:creation-date>2024-10-24T14:48:00</meta:creation-date>
    <dc:date>2026-01-23T20:00:09.241000000</dc:date>
    <meta:editing-duration>PT8M32S</meta:editing-duration>
    <meta:generator>LibreOffice/7.1.1.2$Windows_X86_64 LibreOffice_project/fe0b08f4af1bacafe4c7ecc87ce55bb426164676</meta:generator>
    <meta:document-statistic meta:table-count="1" meta:image-count="0" meta:object-count="0" meta:page-count="2" meta:paragraph-count="18" meta:word-count="290" meta:character-count="1659" meta:non-whitespace-character-count="1382"/>
    <meta:user-defined meta:name="AppVersion">16.0000</meta:user-defined>
    <meta:user-defined meta:name="ContentTypeId">0x010100A2D88256FF49C04295A0718321F26675</meta:user-defined>
    <meta:template xlink:type="simple" xlink:actuate="onRequest" xlink:title="Normal" xlink:href=""/>
  </office:meta>
</office:document-meta>
</file>